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9632" officeooo:paragraph-rsid="001d9632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>
      <style:text-properties officeooo:rsid="001d9632" officeooo:paragraph-rsid="001d9632"/>
    </style:style>
    <style:style style:name="P7" style:family="paragraph" style:parent-style-name="Text_20_body">
      <style:text-properties officeooo:paragraph-rsid="001e0f08"/>
    </style:style>
    <style:style style:name="P8" style:family="paragraph" style:parent-style-name="Text_20_body">
      <style:text-properties officeooo:rsid="001e5a17" officeooo:paragraph-rsid="001e5a17"/>
    </style:style>
    <style:style style:name="P9" style:family="paragraph" style:parent-style-name="Text_20_body">
      <style:text-properties officeooo:rsid="0021e46c" officeooo:paragraph-rsid="0021e46c"/>
    </style:style>
    <style:style style:name="P10" style:family="paragraph" style:parent-style-name="Text_20_body">
      <style:text-properties officeooo:rsid="0022b490" officeooo:paragraph-rsid="0022b490"/>
    </style:style>
    <style:style style:name="P11" style:family="paragraph" style:parent-style-name="Text_20_body">
      <style:text-properties officeooo:rsid="0023292a" officeooo:paragraph-rsid="0023292a"/>
    </style:style>
    <style:style style:name="P12" style:family="paragraph" style:parent-style-name="Text_20_body">
      <style:text-properties officeooo:paragraph-rsid="002555cb"/>
    </style:style>
    <style:style style:name="P13" style:family="paragraph" style:parent-style-name="Text_20_body">
      <style:text-properties officeooo:rsid="002555cb" officeooo:paragraph-rsid="002555cb"/>
    </style:style>
    <style:style style:name="P14" style:family="paragraph" style:parent-style-name="Text_20_body" style:list-style-name="L2">
      <style:text-properties officeooo:rsid="002555cb" officeooo:paragraph-rsid="002555cb"/>
    </style:style>
    <style:style style:name="T1" style:family="text">
      <style:text-properties officeooo:rsid="001d9632"/>
    </style:style>
    <style:style style:name="T2" style:family="text">
      <style:text-properties officeooo:rsid="001e0f08"/>
    </style:style>
    <style:style style:name="T3" style:family="text">
      <style:text-properties fo:font-weight="bold" officeooo:rsid="001e0f08" style:font-weight-asian="bold" style:font-weight-complex="bold"/>
    </style:style>
    <style:style style:name="T4" style:family="text">
      <style:text-properties fo:font-weight="normal" officeooo:rsid="001e0f08" style:font-weight-asian="normal" style:font-weight-complex="normal"/>
    </style:style>
    <style:style style:name="T5" style:family="text">
      <style:text-properties officeooo:rsid="001e4f53"/>
    </style:style>
    <style:style style:name="T6" style:family="text">
      <style:text-properties officeooo:rsid="0020154e"/>
    </style:style>
    <style:style style:name="T7" style:family="text">
      <style:text-properties officeooo:rsid="0021995e"/>
    </style:style>
    <style:style style:name="T8" style:family="text">
      <style:text-properties officeooo:rsid="0022b490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4fed8"/>
    </style:style>
    <style:style style:name="T11" style:family="text">
      <style:text-properties style:text-position="0% 100%" officeooo:rsid="0024fe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4fed8" style:font-style-asian="italic" style:font-style-complex="italic"/>
    </style:style>
    <style:style style:name="T14" style:family="text">
      <style:text-properties fo:font-style="italic" officeooo:rsid="002555cb" style:font-style-asian="italic" style:font-style-complex="italic"/>
    </style:style>
    <style:style style:name="T15" style:family="text">
      <style:text-properties officeooo:rsid="0024fed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4fed8" style:font-style-asian="normal" style:font-style-complex="normal"/>
    </style:style>
    <style:style style:name="T18" style:family="text">
      <style:text-properties fo:font-style="normal" officeooo:rsid="002555cb" style:font-style-asian="normal" style:font-style-complex="normal"/>
    </style:style>
    <style:style style:name="T19" style:family="text">
      <style:text-properties officeooo:rsid="002555c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7"><text:span text:style-name="T1">Carlos Diegues (</text:span><text:span text:style-name="T7">born 1940</text:span><text:span text:style-name="T1">) – </text:span><text:span text:style-name="T2">Also known as </text:span><text:span text:style-name="T3">Cacá Diegues</text:span><text:span text:style-name="T4">, a bBrazilian film director. A member of the Cinema Novo movement. </text:span></text:p>
      <text:p text:style-name="P6">Cinema Novo – “<text:span text:style-name="T2">New Cinema” in English, a genre and movement of film noted for its emphasis on social equality and intellectualism that rose to prominence in Brazil during the 1960s and 1970s. </text:span></text:p>
      <text:p text:style-name="P6">Memorias do Ristrito de Diamantina</text:p>
      <text:p text:style-name="P6">Joao Felicio dos Santos – <text:span text:style-name="T19">author of </text:span><text:span text:style-name="T14">Memorias do Distrito de Diamantina</text:span><text:span text:style-name="T18">; </text:span></text:p>
      <text:p text:style-name="P6">Minas Gerais – <text:span text:style-name="T5">means “General Mines”</text:span></text:p>
      <text:p text:style-name="P8">Luis Gama <text:span text:style-name="T6">(1830 - 1882)</text:span> - <text:s/>a Brazilian self-taught lawyer who worked on the behalf of enslaved peoples. </text:p>
      <text:p text:style-name="P9"><text:s/><text:span text:style-name="T8">Maroon – descendants of Africans in the Americas who formed settlements away from slavery. Many Africans who escaped slavery from their Spanish captors were part of these groups. </text:span></text:p>
      <text:p text:style-name="P10">nativist - </text:p>
      <text:p text:style-name="P11">Joao Fernandes <text:span text:style-name="T19">de Oliviera</text:span> – Portuguese explorer of the 15<text:span text:style-name="T9">th</text:span> century. A character in <text:span text:style-name="T12">Xica da Silva</text:span>. </text:p>
      <text:p text:style-name="P12"><text:span text:style-name="T15">Chica da Silva – an 18</text:span><text:span text:style-name="T10">th</text:span><text:span text:style-name="T15"> century enslaved woman who lived in Brazil; presumably the main character in the titular film </text:span><text:span text:style-name="T13">Xica da Silva</text:span><text:span text:style-name="T17">. <text:s/></text:span></text:p>
      <text:p text:style-name="P12"><text:span text:style-name="T17">Phallic power – the social power given to people viewed by society as men; can be reduced or taken away by parts of society if those viewed as men don’t “perform masculinity correctly”</text:span></text:p>
      <text:p text:style-name="P13"><text:span text:style-name="T17">P</text:span><text:span text:style-name="T16">ubic power – </text:span></text:p>
      <text:p text:style-name="P2"/>
      <text:p text:style-name="P2"/>
      <text:h text:style-name="P4" text:outline-level="3">Notes:</text:h>
      <text:p text:style-name="P2"/>
      <text:p text:style-name="P9">1808 – 1826 – A lot of the Latin American wars of independence happened around this time. </text:p>
      <text:p text:style-name="P9"/>
      <text:p text:style-name="P13">Chica da Silva</text:p>
      <text:list xml:id="list586165102" text:style-name="L2">
        <text:list-item>
          <text:p text:style-name="P14">has a prideful <text:s/>manner and acts like she doesn’t care about all of the dehumanizing things done to her as an enslaved woman</text:p>
          <text:list>
            <text:list-item>
              <text:p text:style-name="P14">does this because “slavery is war”; it’s a life and death situation, she <text:span text:style-name="T12">has</text:span><text:span text:style-name="T16"> to look unaffect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9632" officeooo:paragraph-rsid="001d963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9T15:11:02.216368876" text:fixed="true">09/29/21</text:date></text:p>
        <text:p text:style-name="MP2">AFRO 1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5:11:02.792299774</meta:creation-date>
    <dc:title>Class Notes</dc:title>
    <meta:editing-duration>PT35M11S</meta:editing-duration>
    <meta:editing-cycles>13</meta:editing-cycles>
    <meta:generator>LibreOffice/7.2.1.2$Linux_X86_64 LibreOffice_project/20$Build-2</meta:generator>
    <dc:date>2021-09-29T15:46:17.738839548</dc:date>
    <meta:document-statistic meta:table-count="0" meta:image-count="0" meta:object-count="0" meta:page-count="1" meta:paragraph-count="21" meta:word-count="260" meta:character-count="1551" meta:non-whitespace-character-count="1288"/>
    <meta:template xlink:type="simple" xlink:actuate="onRequest" xlink:title="Class Notes" xlink:href="../../../../../../Templates/Class%20Notes.ott" meta:date="2021-09-29T15:11:02.216331096"/>
  </office:meta>
</office:document-meta>
</file>